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vertical-align="middle" draw:auto-grow-height="true" draw:auto-grow-width="false" fo:max-height="0cm" fo:min-height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style:font-name="LM Roman 10" fo:font-size="14pt" style:font-size-asian="14pt" style:font-size-complex="14pt"/>
    </style:style>
    <style:style style:name="P3" style:family="paragraph">
      <style:text-properties style:font-name="LM Roman 10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style:font-name="LM Roman 1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699cm" svg:height="1.778cm" svg:x="1.415cm" svg:y="0.508cm">
          <text:p text:style-name="P1"><text:span text:style-name="T1">Compcert-C Concrete 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334cm" svg:height="1.7cm" svg:x="1.097cm" svg:y="5.13cm">
          <text:p text:style-name="P1"><text:span text:style-name="T1">Compcert-C Concrete State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81cm" svg:height="1.27cm" svg:x="7.77cm" svg:y="0.562cm">
          <draw:text-box>
            <text:p text:style-name="P1"><text:span text:style-name="T1">Projection</text:span></text:p>
          </draw:text-box>
        </draw:frame>
        <draw:frame draw:style-name="gr3" draw:text-style-name="P3" draw:layer="layout" svg:width="3.81cm" svg:height="0.954cm" svg:x="7.528cm" svg:y="5.858cm">
          <draw:text-box>
            <text:p text:style-name="P1"><text:span text:style-name="T1">Projection</text:span></text:p>
          </draw:text-box>
        </draw:frame>
        <draw:custom-shape draw:style-name="gr1" draw:text-style-name="P2" xml:id="id3" draw:id="id3" draw:layer="layout" svg:width="5.334cm" svg:height="1.38cm" svg:x="13.477cm" svg:y="0.652cm">
          <text:p text:style-name="P1"><text:span text:style-name="T1">Abstract 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764cm" svg:y1="2.286cm" svg:x2="3.764cm" svg:y2="5.13cm" draw:start-shape="id1" draw:start-glue-point="2" draw:end-shape="id2" draw:end-glue-point="0" svg:d="m3764 2286v2844" svg:viewBox="0 0 1 2845">
          <text:p/>
        </draw:connector>
        <draw:custom-shape draw:style-name="gr1" draw:text-style-name="P2" xml:id="id4" draw:id="id4" draw:layer="layout" svg:width="5.334cm" svg:height="2.064cm" svg:x="13.477cm" svg:y="4.948cm">
          <text:p text:style-name="P1"><text:span text:style-name="T1">Abstract State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16.144cm" svg:y1="2.032cm" svg:x2="16.144cm" svg:y2="4.948cm" draw:start-shape="id3" draw:start-glue-point="2" draw:end-shape="id4" draw:end-glue-point="0" svg:d="m16144 2032v2916" svg:viewBox="0 0 1 2917">
          <text:p/>
        </draw:connector>
        <draw:connector draw:style-name="gr5" draw:text-style-name="P4" draw:layer="layout" draw:type="line" svg:x1="6.431cm" svg:y1="5.98cm" svg:x2="13.477cm" svg:y2="5.98cm" draw:start-shape="id2" draw:start-glue-point="1" draw:end-shape="id4" draw:end-glue-point="3" svg:d="m6431 5980h7046" svg:viewBox="0 0 7047 1">
          <text:p/>
        </draw:connector>
        <draw:connector draw:style-name="gr5" draw:text-style-name="P4" draw:layer="layout" draw:type="line" svg:x1="6.114cm" svg:y1="1.397cm" svg:x2="13.477cm" svg:y2="1.342cm" draw:start-shape="id1" draw:start-glue-point="1" draw:end-shape="id3" draw:end-glue-point="3" svg:d="m6114 1397 7363-55" svg:viewBox="0 0 7364 56">
          <text:p/>
        </draw:connector>
        <draw:frame draw:style-name="gr6" draw:text-style-name="P3" draw:layer="layout" svg:width="5.972cm" svg:height="1.707cm" svg:x="0.84cm" svg:y="2.852cm">
          <draw:text-box>
            <text:p text:style-name="P5"><text:span text:style-name="T1">Operational <text:s/>semantics of the instruction</text:span></text:p>
          </draw:text-box>
        </draw:frame>
        <draw:frame draw:style-name="gr7" draw:text-style-name="P3" draw:layer="layout" svg:width="6.858cm" svg:height="1.657cm" svg:x="13.516cm" svg:y="2.407cm">
          <draw:text-box>
            <text:p text:style-name="P5"><text:span text:style-name="T1">Instruction semantics </text:span></text:p>
            <text:p text:style-name="P5"><text:span text:style-name="T1">in the Coq formal model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6:59:28.570304469</meta:creation-date>
    <dc:date>2015-06-29T08:57:26.781408487</dc:date>
    <meta:editing-duration>PT16M49S</meta:editing-duration>
    <meta:editing-cycles>3</meta:editing-cycles>
    <meta:generator>LibreOffice/4.1.6.2$Linux_X86_64 LibreOffice_project/410m0$Build-2</meta:generator>
    <meta:document-statistic meta:object-count="35"/>
  </office:meta>
</office:document-meta>
</file>